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45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1" table:default-cell-style-name="Default"/>
        <table:table-row table:style-name="ro1" table:number-rows-repeated="8"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>
            <text:p>Tidsrapport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>
            <text:p>Krav</text:p>
          </table:table-cell>
          <table:table-cell office:value-type="string">
            <text:p>Uppgift</text:p>
          </table:table-cell>
          <table:table-cell office:value-type="string">
            <text:p>Status</text:p>
          </table:table-cell>
          <table:table-cell office:value-type="string">
            <text:p>Skattad tid</text:p>
          </table:table-cell>
          <table:table-cell office:value-type="string">
            <text:p>Verklig tid</text:p>
          </table:table-cell>
          <table:table-cell/>
        </table:table-row>
        <table:table-row table:style-name="ro1">
          <table:table-cell office:value-type="string">
            <text:p>F6.1</text:p>
          </table:table-cell>
          <table:table-cell office:value-type="string">
            <text:p>Lägg till ett bonus monster.</text:p>
          </table:table-cell>
          <table:table-cell office:value-type="string">
            <text:p>Klar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3</text:p>
          </table:table-cell>
          <table:table-cell office:value-type="string">
            <text:p>Skapa funktioner för att göra unlockables</text:p>
          </table:table-cell>
          <table:table-cell office:value-type="string">
            <text:p>Klar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P2</text:p>
          </table:table-cell>
          <table:table-cell office:value-type="string">
            <text:p>Lägg till en ny nivå</text:p>
          </table:table-cell>
          <table:table-cell office:value-type="string">
            <text:p>Kla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F10</text:p>
          </table:table-cell>
          <table:table-cell office:value-type="string">
            <text:p>Skriv om hur projektiler fungerar, de försvinner när monsterna gör.</text:p>
          </table:table-cell>
          <table:table-cell office:value-type="string">
            <text:p>Klar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Fixa resterande ljud, boss vapen. Etc</text:p>
          </table:table-cell>
          <table:table-cell office:value-type="string">
            <text:p>Ej färdi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Ändra bakgrunderna.</text:p>
          </table:table-cell>
          <table:table-cell office:value-type="string">
            <text:p>Ej färdig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/>
        </table:table-row>
        <table:table-row table:style-name="ro1">
          <table:table-cell/>
          <table:table-cell office:value-type="string">
            <text:p>Skapa nytt skepp och vapen för unlockables.</text:p>
          </table:table-cell>
          <table:table-cell office:value-type="string">
            <text:p>Kla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Sortera scores efter högsta score.</text:p>
          </table:table-cell>
          <table:table-cell office:value-type="string">
            <text:p>Kla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1</text:p>
          </table:table-cell>
          <table:table-cell office:value-type="string">
            <text:p>Presentera 12 scores per lista i highscore listan.</text:p>
          </table:table-cell>
          <table:table-cell office:value-type="string">
            <text:p>Klar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Skapa fiender och boss för nivå 2</text:p>
          </table:table-cell>
          <table:table-cell office:value-type="string">
            <text:p>Klar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Fixa bug med fiender, de åker ihop ibland.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Rensa och formatera kod</text:p>
          </table:table-cell>
          <table:table-cell office:value-type="string">
            <text:p>Klar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/>
        </table:table-row>
        <table:table-row table:style-name="ro1">
          <table:table-cell/>
          <table:table-cell office:value-type="string">
            <text:p>Systemtest med testrapport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Iterationsplan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Handledarmöte</text:p>
          </table:table-cell>
          <table:table-cell office:value-type="string">
            <text:p>Klar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umma</text:p>
          </table:table-cell>
          <table:table-cell table:formula="of:=SUM([.D11:.D25])" office:value-type="float" office:value="35.5">
            <text:p>35.5</text:p>
          </table:table-cell>
          <table:table-cell table:formula="of:=SUM([.E11:.E25])"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föregående iteration</text:p>
          </table:table-cell>
          <table:table-cell/>
          <table:table-cell office:value-type="float" office:value="133.5">
            <text:p>133.5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>
            <text:p>Mål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>
            <text:p>Krav</text:p>
          </table:table-cell>
          <table:table-cell office:value-type="string">
            <text:p>Uppgift</text:p>
          </table:table-cell>
          <table:table-cell office:value-type="string">
            <text:p>Status</text:p>
          </table:table-cell>
          <table:table-cell office:value-type="string">
            <text:p>Skattad tid</text:p>
          </table:table-cell>
          <table:table-cell office:value-type="string">
            <text:p>Verklig tid</text:p>
          </table:table-cell>
          <table:table-cell/>
        </table:table-row>
        <table:table-row table:style-name="ro1">
          <table:table-cell/>
          <table:table-cell office:value-type="string">
            <text:p>Gör färdigt bossen i nivå 2</text:p>
          </table:table-cell>
          <table:table-cell office:value-type="string">
            <text:p>Kla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Gör 2 nye skepp unlockables</text:p>
          </table:table-cell>
          <table:table-cell office:value-type="string">
            <text:p>Klar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/>
        </table:table-row>
        <table:table-row table:style-name="ro1">
          <table:table-cell/>
          <table:table-cell office:value-type="string">
            <text:p>Gör 2 nye bullet unlockables</text:p>
          </table:table-cell>
          <table:table-cell office:value-type="string">
            <text:p>Klar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Fixa resterande ljud till bossen.</text:p>
          </table:table-cell>
          <table:table-cell office:value-type="string">
            <text:p>Ej påbörja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nget bra ljud hittades</text:p>
          </table:table-cell>
        </table:table-row>
        <table:table-row table:style-name="ro1">
          <table:table-cell/>
          <table:table-cell office:value-type="string">
            <text:p>Presentera en "Win" skärm ordentligt och se till att hela spelet går att spela igenom smidigt</text:p>
          </table:table-cell>
          <table:table-cell office:value-type="string">
            <text:p>Kla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Gör options menyn</text:p>
          </table:table-cell>
          <table:table-cell office:value-type="string">
            <text:p>Kla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Balansera nivåerna och vågorna</text:p>
          </table:table-cell>
          <table:table-cell office:value-type="string">
            <text:p>Kla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Implementera förbättringar från workshop</text:p>
          </table:table-cell>
          <table:table-cell office:value-type="string">
            <text:p>Klar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2 nya sprites till level 2</text:p>
          </table:table-cell>
          <table:table-cell office:value-type="string">
            <text:p>Klar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Fixa bug med fiendernas projektiler, de påverkas inte alltid av svårighetsgrad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>
            <text:p>Kommentera och optimera kod</text:p>
          </table:table-cell>
          <table:table-cell office:value-type="string">
            <text:p>Klar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/>
        </table:table-row>
        <table:table-row table:style-name="ro1">
          <table:table-cell/>
          <table:table-cell office:value-type="string">
            <text:p>Systemtest med testrapport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Iterationsplan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Handledarmöte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umma</text:p>
          </table:table-cell>
          <table:table-cell table:formula="of:=SUM([.D32:.D49])" office:value-type="float" office:value="33">
            <text:p>33</text:p>
          </table:table-cell>
          <table:table-cell table:formula="of:=SUM([.E32:.E49])" office:value-type="float" office:value="31">
            <text:p>3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föregående iteration</text:p>
          </table:table-cell>
          <table:table-cell/>
          <table:table-cell office:value-type="float" office:value="166.5">
            <text:p>166.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2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8P2" style:volatile="true">
      <number:currency-symbol/>
      <number:text>- </number:text>
    </number:currency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05/25/2014</text:date>, <text:time>22:5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4H3M53S</meta:editing-duration>
    <meta:editing-cycles>17</meta:editing-cycles>
    <meta:generator>OpenOffice/4.0.1$Win32 OpenOffice.org_project/401m5$Build-9714</meta:generator>
    <dc:date>2014-05-25T22:50:41.01</dc:date>
    <meta:document-statistic meta:table-count="3" meta:cell-count="143" meta:object-count="0"/>
    <meta:user-defined meta:name="Info 1"/>
    <meta:user-defined meta:name="Info 2"/>
    <meta:user-defined meta:name="Info 3"/>
    <meta:user-defined meta:name="Info 4"/>
  </office:meta>
</office:document-meta>
</file>